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525dd" officeooo:paragraph-rsid="00177ad9"/>
    </style:style>
    <style:style style:name="P2" style:family="paragraph" style:parent-style-name="Text_20_body">
      <style:text-properties style:font-name="Liberation Serif" officeooo:rsid="00177ad9" officeooo:paragraph-rsid="00177ad9"/>
    </style:style>
    <style:style style:name="P3" style:family="paragraph" style:parent-style-name="Text_20_body">
      <style:text-properties style:font-name="Liberation Serif" fo:font-style="normal" officeooo:rsid="001fc239" officeooo:paragraph-rsid="001fc239" style:font-style-asian="normal" style:font-style-complex="normal"/>
    </style:style>
    <style:style style:name="P4" style:family="paragraph" style:parent-style-name="Text_20_body">
      <style:text-properties style:font-name="Liberation Serif" fo:font-style="normal" officeooo:rsid="0021350a" officeooo:paragraph-rsid="0021350a" style:font-style-asian="normal" style:font-style-complex="normal"/>
    </style:style>
    <style:style style:name="P5" style:family="paragraph" style:parent-style-name="Text_20_body">
      <style:text-properties officeooo:rsid="001b0e73" officeooo:paragraph-rsid="001b0e73"/>
    </style:style>
    <style:style style:name="P6" style:family="paragraph" style:parent-style-name="Text_20_body">
      <style:text-properties style:font-name="Lucida Console" fo:font-style="normal" officeooo:rsid="0021350a" officeooo:paragraph-rsid="0021350a" style:font-style-asian="normal" style:font-style-complex="normal"/>
    </style:style>
    <style:style style:name="P7" style:family="paragraph" style:parent-style-name="Text_20_body">
      <style:text-properties officeooo:rsid="001dcdbe" officeooo:paragraph-rsid="001dcdbe"/>
    </style:style>
    <style:style style:name="P8" style:family="paragraph" style:parent-style-name="Text_20_body">
      <style:text-properties officeooo:rsid="00177ad9" officeooo:paragraph-rsid="001e5ad1"/>
    </style:style>
    <style:style style:name="P9" style:family="paragraph" style:parent-style-name="Text_20_body">
      <style:text-properties officeooo:paragraph-rsid="001525dd"/>
    </style:style>
    <style:style style:name="P10" style:family="paragraph" style:parent-style-name="Text_20_body">
      <style:text-properties officeooo:rsid="0024868e" officeooo:paragraph-rsid="0024868e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officeooo:rsid="0024868e" officeooo:paragraph-rsid="0024868e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officeooo:rsid="0024868e" officeooo:paragraph-rsid="0025df1b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rsid="0024868e" officeooo:paragraph-rsid="0026fba9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officeooo:rsid="0024868e" officeooo:paragraph-rsid="002761df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officeooo:rsid="0024868e" officeooo:paragraph-rsid="002a20e7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rsid="0024868e" officeooo:paragraph-rsid="002c0853"/>
    </style:style>
    <style:style style:name="P17" style:family="paragraph" style:parent-style-name="Heading_20_1">
      <style:text-properties officeooo:rsid="001525dd" officeooo:paragraph-rsid="0022abed"/>
    </style:style>
    <style:style style:name="P18" style:family="paragraph" style:parent-style-name="Text_20_body" style:list-style-name="L1">
      <style:text-properties style:font-name="Lucida Console" officeooo:rsid="00177ad9" officeooo:paragraph-rsid="00177ad9"/>
    </style:style>
    <style:style style:name="P19" style:family="paragraph" style:parent-style-name="Text_20_body" style:list-style-name="L2">
      <style:text-properties style:font-name="Lucida Console" fo:font-style="normal" officeooo:rsid="001c9682" officeooo:paragraph-rsid="001c9682" style:font-style-asian="normal" style:font-style-complex="normal"/>
    </style:style>
    <style:style style:name="P20" style:family="paragraph" style:parent-style-name="Text_20_body" style:list-style-name="L2">
      <style:text-properties style:font-name="Lucida Console" officeooo:rsid="001c9682" officeooo:paragraph-rsid="001c9682"/>
    </style:style>
    <style:style style:name="P21" style:family="paragraph" style:parent-style-name="Text_20_body" style:list-style-name="L3">
      <style:text-properties style:font-name="Lucida Console" officeooo:rsid="001f5c97" officeooo:paragraph-rsid="001f5c97"/>
    </style:style>
    <style:style style:name="P22" style:family="paragraph" style:parent-style-name="Text_20_body" style:list-style-name="L3">
      <style:text-properties style:font-name="Lucida Console" officeooo:rsid="001e5ad1" officeooo:paragraph-rsid="001e5ad1"/>
    </style:style>
    <style:style style:name="P23" style:family="paragraph" style:parent-style-name="Text_20_body">
      <style:text-properties officeooo:rsid="0024868e" officeooo:paragraph-rsid="0024868e"/>
    </style:style>
    <style:style style:name="P24" style:family="paragraph" style:parent-style-name="Text_20_body">
      <style:text-properties officeooo:rsid="0024868e" officeooo:paragraph-rsid="00303c90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rsid="0024868e" officeooo:paragraph-rsid="00303c90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rsid="0024868e" officeooo:paragraph-rsid="002c563a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024868e" officeooo:paragraph-rsid="00313c58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officeooo:rsid="00303c90" officeooo:paragraph-rsid="00303c90"/>
    </style:style>
    <style:style style:name="P29" style:family="paragraph" style:parent-style-name="Text_20_body">
      <style:text-properties officeooo:rsid="00348cc0" officeooo:paragraph-rsid="00348cc0"/>
    </style:style>
    <style:style style:name="P30" style:family="paragraph" style:parent-style-name="Text_20_body" style:list-style-name="L4">
      <style:text-properties style:font-name="Lucida Console" officeooo:rsid="00348cc0" officeooo:paragraph-rsid="00348cc0"/>
    </style:style>
    <style:style style:name="T1" style:family="text">
      <style:text-properties officeooo:rsid="00152bf7"/>
    </style:style>
    <style:style style:name="T2" style:family="text">
      <style:text-properties officeooo:rsid="00166ed6"/>
    </style:style>
    <style:style style:name="T3" style:family="text">
      <style:text-properties officeooo:rsid="00177ad9"/>
    </style:style>
    <style:style style:name="T4" style:family="text">
      <style:text-properties officeooo:rsid="0019444d"/>
    </style:style>
    <style:style style:name="T5" style:family="text">
      <style:text-properties officeooo:rsid="001c968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Lucida Console"/>
    </style:style>
    <style:style style:name="T9" style:family="text">
      <style:text-properties style:font-name="Lucida Console" officeooo:rsid="00166ed6"/>
    </style:style>
    <style:style style:name="T10" style:family="text">
      <style:text-properties style:font-name="Lucida Console" officeooo:rsid="00177ad9"/>
    </style:style>
    <style:style style:name="T11" style:family="text">
      <style:text-properties style:font-name="Lucida Console" officeooo:rsid="001c9682"/>
    </style:style>
    <style:style style:name="T12" style:family="text">
      <style:text-properties style:font-name="Lucida Console" officeooo:rsid="001e5ad1"/>
    </style:style>
    <style:style style:name="T13" style:family="text">
      <style:text-properties style:font-name="Lucida Console" officeooo:rsid="0021350a"/>
    </style:style>
    <style:style style:name="T14" style:family="text">
      <style:text-properties style:font-name="Lucida Console" officeooo:rsid="0025807a"/>
    </style:style>
    <style:style style:name="T15" style:family="text">
      <style:text-properties style:font-name="Lucida Console" fo:font-weight="bold" style:font-weight-asian="bold" style:font-weight-complex="bold"/>
    </style:style>
    <style:style style:name="T16" style:family="text">
      <style:text-properties style:font-name="Lucida Console" fo:font-weight="bold" officeooo:rsid="0025807a" style:font-weight-asian="bold" style:font-weight-complex="bold"/>
    </style:style>
    <style:style style:name="T17" style:family="text">
      <style:text-properties style:font-name="Lucida Console" fo:font-weight="bold" officeooo:rsid="0026fba9" style:font-weight-asian="bold" style:font-weight-complex="bold"/>
    </style:style>
    <style:style style:name="T18" style:family="text">
      <style:text-properties style:font-name="Lucida Console" fo:font-weight="bold" officeooo:rsid="002761df" style:font-weight-asian="bold" style:font-weight-complex="bold"/>
    </style:style>
    <style:style style:name="T19" style:family="text">
      <style:text-properties style:font-name="Lucida Console" fo:font-weight="bold" officeooo:rsid="002a20e7" style:font-weight-asian="bold" style:font-weight-complex="bold"/>
    </style:style>
    <style:style style:name="T20" style:family="text">
      <style:text-properties style:font-name="Lucida Console" fo:font-weight="bold" officeooo:rsid="002c0853" style:font-weight-asian="bold" style:font-weight-complex="bold"/>
    </style:style>
    <style:style style:name="T21" style:family="text">
      <style:text-properties style:font-name="Lucida Console" fo:font-weight="bold" officeooo:rsid="002c563a" style:font-weight-asian="bold" style:font-weight-complex="bold"/>
    </style:style>
    <style:style style:name="T22" style:family="text">
      <style:text-properties style:font-name="Lucida Console" fo:font-weight="bold" officeooo:rsid="002e2d51" style:font-weight-asian="bold" style:font-weight-complex="bold"/>
    </style:style>
    <style:style style:name="T23" style:family="text">
      <style:text-properties style:font-name="Lucida Console" fo:font-weight="bold" officeooo:rsid="002f6fc1" style:font-weight-asian="bold" style:font-weight-complex="bold"/>
    </style:style>
    <style:style style:name="T24" style:family="text">
      <style:text-properties style:font-name="Lucida Console" fo:font-weight="bold" officeooo:rsid="00303c90" style:font-weight-asian="bold" style:font-weight-complex="bold"/>
    </style:style>
    <style:style style:name="T25" style:family="text">
      <style:text-properties style:font-name="Lucida Console" fo:font-weight="bold" officeooo:rsid="00313c58" style:font-weight-asian="bold" style:font-weight-complex="bold"/>
    </style:style>
    <style:style style:name="T26" style:family="text">
      <style:text-properties style:font-name="Lucida Console" officeooo:rsid="0026fba9"/>
    </style:style>
    <style:style style:name="T27" style:family="text">
      <style:text-properties style:font-name="Lucida Console" officeooo:rsid="002a20e7"/>
    </style:style>
    <style:style style:name="T28" style:family="text">
      <style:text-properties style:font-name="Lucida Console" officeooo:rsid="002c0853"/>
    </style:style>
    <style:style style:name="T29" style:family="text">
      <style:text-properties style:font-name="Lucida Console" officeooo:rsid="002c563a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25807a"/>
    </style:style>
    <style:style style:name="T32" style:family="text">
      <style:text-properties style:font-name="Liberation Serif" officeooo:rsid="0026fba9"/>
    </style:style>
    <style:style style:name="T33" style:family="text">
      <style:text-properties style:font-name="Liberation Serif" fo:font-style="italic" officeooo:rsid="0026fba9" style:font-style-asian="italic" style:font-style-complex="italic"/>
    </style:style>
    <style:style style:name="T34" style:family="text">
      <style:text-properties style:font-name="Liberation Serif" officeooo:rsid="002761df"/>
    </style:style>
    <style:style style:name="T35" style:family="text">
      <style:text-properties style:font-name="Liberation Serif" officeooo:rsid="002a20e7"/>
    </style:style>
    <style:style style:name="T36" style:family="text">
      <style:text-properties style:font-name="Liberation Serif" officeooo:rsid="002c0853"/>
    </style:style>
    <style:style style:name="T37" style:family="text">
      <style:text-properties style:font-name="Liberation Serif" officeooo:rsid="002c563a"/>
    </style:style>
    <style:style style:name="T38" style:family="text">
      <style:text-properties style:font-name="Liberation Serif" officeooo:rsid="00303c90"/>
    </style:style>
    <style:style style:name="T39" style:family="text">
      <style:text-properties style:font-name="Liberation Serif" officeooo:rsid="00313c58"/>
    </style:style>
    <style:style style:name="T40" style:family="text">
      <style:text-properties style:font-name="Liberation Serif" officeooo:rsid="00331d57"/>
    </style:style>
    <style:style style:name="T41" style:family="text">
      <style:text-properties officeooo:rsid="001dcdbe"/>
    </style:style>
    <style:style style:name="T42" style:family="text">
      <style:text-properties officeooo:rsid="001e5ad1"/>
    </style:style>
    <style:style style:name="T43" style:family="text">
      <style:text-properties officeooo:rsid="001fc239"/>
    </style:style>
    <style:style style:name="T44" style:family="text">
      <style:text-properties officeooo:rsid="0021350a"/>
    </style:style>
    <style:style style:name="T45" style:family="text">
      <style:text-properties officeooo:rsid="0022abed"/>
    </style:style>
    <style:style style:name="T46" style:family="text">
      <style:text-properties officeooo:rsid="001525dd"/>
    </style:style>
    <style:style style:name="T47" style:family="text">
      <style:text-properties officeooo:rsid="0025807a"/>
    </style:style>
    <style:style style:name="T48" style:family="text">
      <style:text-properties officeooo:rsid="0025df1b"/>
    </style:style>
    <style:style style:name="T49" style:family="text">
      <style:text-properties officeooo:rsid="002f6fc1"/>
    </style:style>
    <style:style style:name="T50" style:family="text">
      <style:text-properties style:font-name="Lucida Console"/>
    </style:style>
    <style:style style:name="T51" style:family="text">
      <style:text-properties style:font-name="Lucida Console" officeooo:rsid="002f6fc1"/>
    </style:style>
    <style:style style:name="T52" style:family="text">
      <style:text-properties style:font-name="Lucida Console" officeooo:rsid="00303c90"/>
    </style:style>
    <style:style style:name="T53" style:family="text">
      <style:text-properties style:font-name="Lucida Console" officeooo:rsid="00313c58"/>
    </style:style>
    <style:style style:name="T54" style:family="text">
      <style:text-properties officeooo:rsid="00303c9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eak The Bank Application Architecture</text:p>
      <text:p text:style-name="P9"><text:span text:style-name="T46">Break The Bank is an intentionally vulnerable web application inspired by demo.testfire.net and BWAPP. The site is buil</text:span><text:span text:style-name="T48">t</text:span><text:span text:style-name="T46"> to mimic a banking website, but contains a number of security holes that can be exploited by a novice attacker.</text:span></text:p>
      <text:h text:style-name="Heading_20_1" text:outline-level="1">Architecture</text:h>
      <text:p text:style-name="P1">Break The Bank requires a web server to run. This server could run over a LAN, the internet, or on the same computer as the web browser. The application is written in PHP, uses the MariaDB database, and runs on Linu<text:span text:style-name="T1">x. BtB also uses Docker Compose v2 to separate the web server and database from the rest of the operating system.</text:span></text:p>
      <text:h text:style-name="P17" text:outline-level="1">Getting Started</text:h>
      <text:h text:style-name="Heading_20_2" text:outline-level="2">Docker Setup</text:h>
      <text:p text:style-name="P1"><text:span text:style-name="T3">The packages required to install Docker Compose vary by Linux distribution. </text:span><text:span text:style-name="T2">For this reason, it is recommended to run the server in a Debian-based (I.E Ubuntu) distribution with the </text:span><text:span text:style-name="T9">docker-compose</text:span><text:span text:style-name="T2"> and </text:span><text:span text:style-name="T9">docker-compose-plugin</text:span><text:span text:style-name="T2"> packages. </text:span><text:span text:style-name="T3">It may also be under </text:span><text:span text:style-name="T10">docker-compose-v2</text:span><text:span text:style-name="T3">. The following commands should install docker:</text:span></text:p>
      <text:list xml:id="list1464552614" text:style-name="L1">
        <text:list-item>
          <text:p text:style-name="P18">sudo apt install docker-compose</text:p>
        </text:list-item>
        <text:list-item>
          <text:p text:style-name="P18">sudo apt install docker-compose-plugin</text:p>
        </text:list-item>
        <text:list-item>
          <text:p text:style-name="P18">sudo apt install docker-compose-v2</text:p>
        </text:list-item>
      </text:list>
      <text:p text:style-name="P2">To verify the installation, make sure that <text:span text:style-name="T8">docker compose version</text:span> returns the current version of docker. <text:span text:style-name="T5">The configuration of the Docker containers can be found in </text:span><text:span text:style-name="T11">docker-compose.yml</text:span><text:span text:style-name="T5">. </text:span><text:span text:style-name="T43">Knowledge of Docker will help in developing and debugging the application.</text:span></text:p>
      <text:h text:style-name="Heading_20_2" text:outline-level="2">Webroot</text:h>
      <text:p text:style-name="P5">The web pages for BtB must be placed in the directory <text:span text:style-name="T8">/var/www/html</text:span>. To avoid permission issues, this folder and its contents should be owned by a non-root user with all users permitted write access. <text:span text:style-name="T5">Run the following commands to free up webroot:</text:span></text:p>
      <text:list xml:id="list698543881" text:style-name="L2">
        <text:list-item>
          <text:p text:style-name="P19">sudo mkdir -p var/www/html<text:span text:style-name="T30"> (if webroot doesn’t exist)</text:span></text:p>
        </text:list-item>
        <text:list-item>
          <text:p text:style-name="P20">su<text:span text:style-name="T7">do chown -R yourlinuxusername:yourlinuxusername /var/www/html</text:span></text:p>
        </text:list-item>
        <text:list-item>
          <text:p text:style-name="P19">sudo chmod 777 var/www/html</text:p>
        </text:list-item>
        <text:list-item>
          <text:p text:style-name="P19"><text:soft-page-break/>sudo setfacl -m default:user:yourlinuxusername:rwx /var/www/html</text:p>
        </text:list-item>
      </text:list>
      <text:h text:style-name="Heading_20_2" text:outline-level="2">Git</text:h>
      <text:p text:style-name="P8">B<text:span text:style-name="T4">t</text:span>B uses Git and is hosted on Github at <text:a xlink:type="simple" xlink:href="https://github.com/SeanL-WVNCC/WVNCC-CTF" text:style-name="Internet_20_link" text:visited-style-name="Visited_20_Internet_20_Link">https://github.com/SeanL-WVNCC/WVNCC-CTF</text:a>. <text:span text:style-name="T41">Clone the contents </text:span><text:span text:style-name="T42">of the repository into webroot using</text:span></text:p>
      <text:list xml:id="list3729982559" text:style-name="L3">
        <text:list-item>
          <text:p text:style-name="P21">cd /<text:span text:style-name="T7">var/www/html</text:span></text:p>
        </text:list-item>
        <text:list-item>
          <text:p text:style-name="P22">git clone ssh://git@github.com/SeanL-WVNCC/WVNCC-CTF .</text:p>
        </text:list-item>
      </text:list>
      <text:p text:style-name="P3"><text:span text:style-name="T42">V</text:span>erify that the folder <text:span text:style-name="T8">/var/www/html/.git</text:span> <text:span text:style-name="T6">does</text:span> exist and that <text:span text:style-name="T8">/var/www/html/www/WVNCC-CTF</text:span> <text:span text:style-name="T6">does not</text:span> exist. If all of the files are in <text:span text:style-name="T8">/var/www/html/www/WVNCC-CTF, </text:span>remedy with<text:span text:style-name="T8"> mv WVNCC-CTF/* .</text:span></text:p>
      <text:h text:style-name="Heading_20_2" text:outline-level="2">deploy.py</text:h>
      <text:p text:style-name="P7">Much of the web server configuration is managed automatically <text:span text:style-name="T42">when the script </text:span><text:span text:style-name="T12">/</text:span><text:span text:style-name="T13">var/www/html/</text:span><text:span text:style-name="T12">deploy.py</text:span><text:span text:style-name="T42"> is run as root. It is recommended for developers of BtB to read the deploy script to help understand how the application is deployed. </text:span><text:span text:style-name="T44">Once Docker has been installed and the git repository has been cloned, run the following:</text:span></text:p>
      <text:p text:style-name="P6">sudo python3 var/www/html/deploy.py</text:p>
      <text:p text:style-name="P4">Failure to clone the repository into webroot will result in a “no such file or directory” error. If the script is successful, you should see lots of output printed to your terminal. Running <text:span text:style-name="T8">docker ps</text:span> should then report two containers, <text:span text:style-name="T8">www</text:span> and <text:span text:style-name="T8">db</text:span> with status <text:span text:style-name="T8">up</text:span>. See the docker setup guide for more information <text:span text:style-name="T45">regarding application deployment</text:span>.</text:p>
      <text:h text:style-name="Heading_20_1" text:outline-level="1">The Codebase</text:h>
      <text:p text:style-name="P10">The majority of BtB’s codebase has been developed ad-hoc as the application has grown. As a result, you may find some of the code vexing, convoluted, or outright silly. As a maintainer of BtB, none of the information found within this document is sacred; feel free to refactor and delete code as needed. As of the time of writing, here is an overview of the <text:span text:style-name="T48">notewothy </text:span>project files:</text:p>
      <text:p text:style-name="P28"><text:span text:style-name="T22">config/</text:span><text:span text:style-name="T23">php</text:span> — <text:span text:style-name="T49">Contains the PHP config. When the deploy script is run, </text:span><text:span text:style-name="T51">docker-conpose.yml</text:span><text:span text:style-name="T49"> mounts the contents of this folder to </text:span><text:span text:style-name="T51">/usr/local/etc/php/</text:span><text:span text:style-name="T49">. The file </text:span><text:span text:style-name="T51">php.ini</text:span><text:span text:style-name="T49"> contains many useful options, such as path traversal behavior and file size limit. See the Apache documentation for more details.</text:span></text:p>
      <text:p text:style-name="P10"><text:span text:style-name="T15">css/</text:span> — folder for stylesheets, arranged in<text:span text:style-name="T49">to the most</text:span> chaotic <text:span text:style-name="T49">and confusingly redundant way I could think of</text:span>.</text:p>
      <text:p text:style-name="P24"><text:span text:style-name="T24">dummy_users</text:span><text:span text:style-name="T15">/</text:span><text:span text:style-name="T24">example_users.sql</text:span> — <text:span text:style-name="T54">SQL that instantiates 1000 random users.</text:span></text:p>
      <text:p text:style-name="P10"><text:span text:style-name="T15">js/</text:span> — folder for JavaScript, mostly empty at time of writing.</text:p>
      <text:p text:style-name="P10"><text:soft-page-break/><text:span text:style-name="T15">include/</text:span> — folder for PHP files that are <text:span text:style-name="T8">include</text:span>’d into the application. You should find all of the function and class definitions here.</text:p>
      <text:p text:style-name="P11"><text:span text:style-name="T15">include/</text:span><text:span text:style-name="T16">functions</text:span><text:span text:style-name="T15">.php</text:span> — <text:span text:style-name="T47">This file uses </text:span><text:span text:style-name="T14">include</text:span><text:span text:style-name="T31"> to import all of the other files within the include directory. As a result, adding </text:span><text:span text:style-name="T14">include "include/functions.php";</text:span><text:span text:style-name="T31"> to a PHP file will bring in all of the function and class definitions. If you add a new file to the</text:span><text:span text:style-name="T14"> include/</text:span><text:span text:style-name="T31"> directory, be sure to import it here. Including the same file twice often results in an error, tread lightly to avoid circular dependencies.</text:span></text:p>
      <text:p text:style-name="P12"><text:span text:style-name="T16">include/</text:span><text:span text:style-name="T17">pagegen</text:span><text:span text:style-name="T16">.php</text:span><text:span text:style-name="T31"> — This file </text:span><text:span text:style-name="T32">is responsible for generating the HTML code for the site’s metadata, banner, and footer. It contains a function, </text:span><text:span text:style-name="T26">generatePage()</text:span><text:span text:style-name="T32"> whose output should be the </text:span><text:span text:style-name="T33">only</text:span><text:span text:style-name="T32"> thing </text:span><text:span text:style-name="T26">echo</text:span><text:span text:style-name="T32">’d to the DOM.</text:span></text:p>
      <text:p text:style-name="P13"><text:span text:style-name="T16">include/</text:span><text:span text:style-name="T17">vulnconfig</text:span><text:span text:style-name="T16">.php</text:span><text:span text:style-name="T31"> — </text:span><text:span text:style-name="T32">This file contains hardcoded variables that enable/disable vulnerabilities sitewide. Also present here are functions such as</text:span><text:span text:style-name="T26"> perhapsSanitizeAgainstXss()</text:span><text:span text:style-name="T32"> that should be used instead of </text:span><text:span text:style-name="T26">htmlspecialchars()</text:span><text:span text:style-name="T32">.</text:span></text:p>
      <text:p text:style-name="P14"><text:span text:style-name="T16">include/</text:span><text:span text:style-name="T18">auth</text:span><text:span text:style-name="T16">.php</text:span><text:span text:style-name="T31"> — </text:span><text:span text:style-name="T32">This file contains </text:span><text:span text:style-name="T34">functions for authentication </text:span><text:span text:style-name="T35">and session management. Functionality includes checking if a user is logged in, checking usernames and passwords against the DB, and modifying the cookies. See the session section for more details.</text:span></text:p>
      <text:p text:style-name="P15"><text:span text:style-name="T16">include/</text:span><text:span text:style-name="T19">formgen</text:span><text:span text:style-name="T16">.php</text:span><text:span text:style-name="T31"> — </text:span><text:span text:style-name="T32">This file contains </text:span><text:span text:style-name="T35">the </text:span><text:span text:style-name="T27">SimpleForm</text:span><text:span text:style-name="T35"> class, a component that represents an HTML form with a multiple fields, inline errors and icons, instructions and more. Once a SimpleForm is instantiated, call the generateHtml() function to generate the markup that the form represents. </text:span><text:span text:style-name="T27">SimpleForm</text:span><text:span text:style-name="T35"> is the preferred method of creating consistent and standards-complaint forms across the entire site. Please refer to the code comments for a complete list of parameters and features.</text:span></text:p>
      <text:p text:style-name="P16"><text:span text:style-name="T16">include/</text:span><text:span text:style-name="T20">user</text:span><text:span text:style-name="T16">.php</text:span><text:span text:style-name="T31"> — </text:span><text:span text:style-name="T32">This file contains </text:span><text:span text:style-name="T36">the </text:span><text:span text:style-name="T28">User</text:span><text:span text:style-name="T36"> class, a direct parallel to the </text:span><text:span text:style-name="T28">users</text:span><text:span text:style-name="T36"> database table. Users can be fetched from the database using the </text:span><text:span text:style-name="T28">userFromId()</text:span><text:span text:style-name="T36"> function.</text:span></text:p>
      <text:p text:style-name="P16"><text:span text:style-name="T16">include/</text:span><text:span text:style-name="T20">bankaccount</text:span><text:span text:style-name="T16">.php</text:span><text:span text:style-name="T31"> — </text:span><text:span text:style-name="T32">This file contains </text:span><text:span text:style-name="T36">the </text:span><text:span text:style-name="T28">BankAccount</text:span><text:span text:style-name="T36"> class, a direct parallel to the </text:span><text:span text:style-name="T28">accounts</text:span><text:span text:style-name="T36"> database table. </text:span><text:span text:style-name="T37">Accounts</text:span><text:span text:style-name="T36"> can be fetched from the database using the </text:span><text:span text:style-name="T28">BankAccountFromId()</text:span><text:span text:style-name="T36"> function.</text:span></text:p>
      <text:p text:style-name="P26"><text:span text:style-name="T16">include/</text:span><text:span text:style-name="T21">transaction</text:span><text:span text:style-name="T16">.php</text:span><text:span text:style-name="T31"> — </text:span><text:span text:style-name="T37">Ditto as above. A notable feature of transactions is the </text:span><text:span text:style-name="T29">transactionsInvolvingAccount()</text:span><text:span text:style-name="T37"> function, which takes an account number and returns all of the transactions made on the account. A accountBalanceOn() function is planned, it will take a datetime and account number and return the balance of the account at that instant.</text:span></text:p>
      <text:p text:style-name="P25"><text:span text:style-name="T16">break_the_bank_database_schema.sql</text:span><text:span text:style-name="T31"> — </text:span><text:span text:style-name="T38">SQL that generates the database tables </text:span><text:span text:style-name="T39">when the application is started</text:span><text:span text:style-name="T38">. If you need to modify the database fields or add a new table, do it here. The end of this file also adds a few test users with admin privileges. When you modify the database tables, rerun </text:span><text:span text:style-name="T52">sudo python3 deploy.py</text:span><text:span text:style-name="T38"> to regenerate the tables. </text:span><text:span text:style-name="T40">Please refer to the code comments in this file for additional information regarding the database schema.</text:span></text:p>
      <text:p text:style-name="P27"><text:span text:style-name="T25">install_mysqli</text:span><text:span text:style-name="T16">.</text:span><text:span text:style-name="T25">sh</text:span><text:span text:style-name="T31"> — </text:span><text:span text:style-name="T39">Script used by </text:span><text:span text:style-name="T53">deploy.py</text:span><text:span text:style-name="T39">, should not need to be modified.</text:span></text:p>
      <text:p text:style-name="P27"><text:soft-page-break/><text:span text:style-name="T25">pentest</text:span><text:span text:style-name="T16">.</text:span><text:span text:style-name="T25">py</text:span><text:span text:style-name="T31"> — </text:span><text:span text:style-name="T39">This script was used early in BtB’s deveopment for automated testing but has been neglected for a number months since. May be deleted.</text:span></text:p>
      <text:h text:style-name="Heading_20_1" text:outline-level="1"><text:span text:style-name="T39">B</text:span><text:span text:style-name="T30">asic page structure</text:span></text:h>
      <text:p text:style-name="P29">A webpage on BtB generally adheres to the following format:</text:p>
      <text:list xml:id="list2401905238" text:style-name="L4">
        <text:list-item>
          <text:p text:style-name="P30">include "include/functions.php";</text:p>
        </text:list-item>
        <text:list-item>
          <text:p text:style-name="P30">$mainContent = “”;</text:p>
        </text:list-item>
        <text:list-item>
          <text:p text:style-name="P30">if($_SERVER['REQUEST_METHOD'] == "POST") { …</text:p>
        </text:list-item>
        <text:list-item>
          <text:p text:style-name="P30">$mainContent .= “Some HTML code”;</text:p>
        </text:list-item>
        <text:list-item>
          <text:p text:style-name="P30">} else { $mainContent .= “some HTML code”; }</text:p>
        </text:list-item>
        <text:list-item>
          <text:p text:style-name="P30">echo generatePage($mainContent);</text:p>
        </text:list-item>
      </text:list>
      <text:p text:style-name="P29">Note that <text:span text:style-name="T8">generatePage()</text:span> is the only thing ever <text:span text:style-name="T8">echo</text:span>’d to the DO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1:22:27.547926938</meta:creation-date>
    <dc:date>2025-04-12T08:50:45.866539142</dc:date>
    <meta:editing-duration>PT3H33M2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4" meta:paragraph-count="53" meta:word-count="1113" meta:character-count="7324" meta:non-whitespace-character-count="6263"/>
  </office:meta>
</office:document-meta>
</file>